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2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87.61pt"/>
    </style:style>
    <style:style style:name="co4" style:family="table-column">
      <style:table-column-properties fo:break-before="auto" style:column-width="186.8pt"/>
    </style:style>
    <style:style style:name="co5" style:family="table-column">
      <style:table-column-properties fo:break-before="auto" style:column-width="370.49pt"/>
    </style:style>
    <style:style style:name="co6" style:family="table-column">
      <style:table-column-properties fo:break-before="auto" style:column-width="253.19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56.35pt"/>
    </style:style>
    <style:style style:name="co9" style:family="table-column">
      <style:table-column-properties fo:break-before="auto" style:column-width="187.06pt"/>
    </style:style>
    <style:style style:name="co10" style:family="table-column">
      <style:table-column-properties fo:break-before="auto" style:column-width="183.2pt"/>
    </style:style>
    <style:style style:name="co11" style:family="table-column">
      <style:table-column-properties fo:break-before="auto" style:column-width="173.1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66pt" fo:break-before="auto" style:use-optimal-row-height="true"/>
    </style:style>
    <style:style style:name="ro4" style:family="table-row">
      <style:table-row-properties style:row-height="17.89pt" fo:break-before="auto" style:use-optimal-row-height="true"/>
    </style:style>
    <style:style style:name="ro5" style:family="table-row">
      <style:table-row-properties style:row-height="19.25pt" fo:break-before="auto" style:use-optimal-row-height="true"/>
    </style:style>
    <style:style style:name="ro6" style:family="table-row">
      <style:table-row-properties style:row-height="25.71pt" fo:break-before="auto" style:use-optimal-row-height="true"/>
    </style:style>
    <style:style style:name="ro7" style:family="table-row">
      <style:table-row-properties style:row-height="17.09pt" fo:break-before="auto" style:use-optimal-row-height="true"/>
    </style:style>
    <style:style style:name="ro8" style:family="table-row">
      <style:table-row-properties style:row-height="2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ackground-color="#ffffff" style:text-align-source="fix" style:repeat-content="false" fo:border-left="1.36pt solid #385f63" fo:border-right="none" fo:border-top="1.25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25pt solid #000000" fo:background-color="#ffffff" style:text-align-source="fix" style:repeat-content="false" fo:border-left="none" fo:border-right="none" fo:border-top="0.06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25pt solid #000000" fo:background-color="#ffffff" style:text-align-source="fix" style:repeat-content="false" fo:wrap-option="wrap" fo:border-left="none" fo:border-right="none" fo:border-top="1.25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1.25pt solid #000000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2dbdb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-bottom="1.25pt solid #000000" fo:background-color="#ffffff" style:text-align-source="fix" style:repeat-content="false" fo:border-left="none" fo:border-right="none" fo:border-top="1.25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border-left="none" fo:border-right="1.36pt solid #385f63" fo:border-top="0.06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.5pt" style:language-asian="ar" style:country-asian="SA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Untitled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PD</text:p>
          </table:table-cell>
          <table:table-cell table:style-name="ce6" office:value-type="string" calcext:value-type="string">
            <text:p>description</text:p>
          </table:table-cell>
          <table:table-cell table:style-name="ce11" office:value-type="string" calcext:value-type="string">
            <text:p>target</text:p>
          </table:table-cell>
          <table:table-cell table:style-name="ce15" office:value-type="string" calcext:value-type="string">
            <text:p>requirements</text:p>
          </table:table-cell>
          <table:table-cell table:style-name="ce15" office:value-type="string" calcext:value-type="string">
            <text:p>requirementTarget</text:p>
          </table:table-cell>
          <table:table-cell office:value-type="string" calcext:value-type="string">
            <text:p>requirementRule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axLevels</text:p>
          </table:table-cell>
          <table:table-cell office:value-type="string" calcext:value-type="string">
            <text:p>levelsName</text:p>
          </table:table-cell>
          <table:table-cell/>
        </table:table-row>
        <table:table-row table:style-name="ro2">
          <table:table-cell table:style-name="ce2" office:value-type="string" calcext:value-type="string">
            <text:p>Afortunado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Con 1 nivel repite 1 tirada cada 4 horas de partida.Con un segundo <text:s/>nivel repite 1 tirada cada 2 horas de partida</text:p>
          </table:table-cell>
          <table:table-cell table:style-name="ce12" table:number-columns-repeated="3"/>
          <table:table-cell table:number-columns-repeated="2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[‘Afortunado’,’Extremadamente Afortunado’]</text:p>
          </table:table-cell>
          <table:table-cell/>
        </table:table-row>
        <table:table-row table:style-name="ro2">
          <table:table-cell table:style-name="ce3" office:value-type="string" calcext:value-type="string">
            <text:p>Ambidiestro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Hace que desaparezcan los negativos por llevar un arma en cada mano</text:p>
          </table:table-cell>
          <table:table-cell table:style-name="ce13"/>
          <table:table-cell table:style-name="ce13" office:value-type="string" calcext:value-type="string">
            <text:p>Entrenado en armas cuerpo a cuerpo o distancia</text:p>
          </table:table-cell>
          <table:table-cell table:style-name="ce13" office:value-type="string" calcext:value-type="string">
            <text:p>armas a cuerpo a cuerpoORarmas a distancia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rtista Marcial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ermite realizar las Maniobras Proyectar, Usar la Fuerza de Otro, Bloqueo y Golpe en el Aire. Además las maniobras Agarrón, Asfixiar, Desarmar, Escapar y Presa cuestan 1 AC menos</text:p>
          </table:table-cell>
          <table:table-cell table:style-name="ce14"/>
          <table:table-cell table:style-name="ce14" office:value-type="string" calcext:value-type="string">
            <text:p>Tener la Habilidad Pelea a +3 o más.</text:p>
          </table:table-cell>
          <table:table-cell table:style-name="ce14" office:value-type="string" calcext:value-type="string">
            <text:p>pelea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Atractivo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+1 a las tiradas de las Habilidades Persuadir y Engañar por nivel con personas que se puedan sentir atraídas, hasta un máximo de 2 niveles.</text:p>
          </table:table-cell>
          <table:table-cell table:style-name="ce13" office:value-type="string" calcext:value-type="string">
            <text:p>persuadirANDengañar</text:p>
          </table:table-cell>
          <table:table-cell table:style-name="ce13" office:value-type="string" calcext:value-type="string">
            <text:p>Entrenado en Persuadir y Engañar. </text:p>
          </table:table-cell>
          <table:table-cell table:style-name="ce13" office:value-type="string" calcext:value-type="string">
            <text:p>persuadirANDengañar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Atractivo’,’Extremadamente Atractivo’]</text:p>
          </table:table-cell>
          <table:table-cell/>
        </table:table-row>
        <table:table-row table:style-name="ro2">
          <table:table-cell table:style-name="ce4" office:value-type="string" calcext:value-type="string">
            <text:p>Caes como un Gat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Por cada nivel de Agilidad por encima de +2 (inclusive) sustrae 5 metros a la caída para calcular el daño</text:p>
          </table:table-cell>
          <table:table-cell table:style-name="ce14"/>
          <table:table-cell table:style-name="ce14" office:value-type="string" calcext:value-type="string">
            <text:p>Tener la Habilidad Agilidad a +3 o más.</text:p>
          </table:table-cell>
          <table:table-cell table:style-name="ce14" office:value-type="string" calcext:value-type="string">
            <text:p>agilidad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arismático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+1 a las tiradas de las Habilidades Liderazgo y Persuadir por nivel cuando el carisma puede tener efecto, hasta un máximo de 3 niveles</text:p>
          </table:table-cell>
          <table:table-cell table:style-name="ce13" office:value-type="string" calcext:value-type="string">
            <text:p>liderazgoANDpersuadir</text:p>
          </table:table-cell>
          <table:table-cell table:style-name="ce13" office:value-type="string" calcext:value-type="string">
            <text:p>Entrenado en Liderazgo y Persuadir. </text:p>
          </table:table-cell>
          <table:table-cell table:style-name="ce13" office:value-type="string" calcext:value-type="string">
            <text:p>persuadirANDliderazgo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Carismático’,’Extremandamente Carismático’,’Lider Nato’]</text:p>
          </table:table-cell>
          <table:table-cell/>
        </table:table-row>
        <table:table-row table:style-name="ro2">
          <table:table-cell table:style-name="ce4" office:value-type="string" calcext:value-type="string">
            <text:p>Científico Nato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odas las habilidades de Ciencia se consideran a 0 cuando se realicen tiradas, y se consideran Entrenadas a tal efecto</text:p>
          </table:table-cell>
          <table:table-cell table:style-name="ce14"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>
            <text:p>Comerciante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+1 a las tiradas de la Habilidad Persuadir cuando negocie, compre, venda, regatee…</text:p>
          </table:table-cell>
          <table:table-cell table:style-name="ce13"/>
          <table:table-cell table:style-name="ce13" office:value-type="string" calcext:value-type="string">
            <text:p>Tener la Habilidad Persuadir a +3 o más</text:p>
          </table:table-cell>
          <table:table-cell table:style-name="ce14" office:value-type="string" calcext:value-type="string">
            <text:p>persuadir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Concentrad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Gana un +1 a cualquier tarea prolongada, pero no se percata de las cosas a su alrededor, por lo que mientras desarrolla la tarea tiene un -2 a las tiradas de Atención</text:p>
          </table:table-cell>
          <table:table-cell table:style-name="ce14" table:number-columns-repeated="3"/>
          <table:table-cell table:number-columns-repeated="5"/>
        </table:table-row>
        <table:table-row table:style-name="ro4">
          <table:table-cell table:style-name="ce3" office:value-type="string" calcext:value-type="string">
            <text:p>Conductor Alta Velocidad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onducir Vehículo (Ruedas) por nivel cuando conduzca coches de carreras o participe en persecuciones, hasta un máximo de 3 niveles</text:p>
          </table:table-cell>
          <table:table-cell table:style-name="ce13" office:value-type="string" calcext:value-type="string">
            <text:p>Conducir Vehículo (Ligeros) </text:p>
          </table:table-cell>
          <table:table-cell table:style-name="ce13" office:value-type="string" calcext:value-type="string">
            <text:p>Entrenado en Conducir Vehículo (Ligeros). </text:p>
          </table:table-cell>
          <table:table-cell table:style-name="ce13" office:value-type="string" calcext:value-type="string">
            <text:p>conducir vehículo (ruedas)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Conductor Alta Velocidad’,’Conductor Alta Velocidad Experimentado’,’Piloto de Carreras’]</text:p>
          </table:table-cell>
          <table:table-cell/>
        </table:table-row>
        <table:table-row table:style-name="ro4">
          <table:table-cell table:style-name="ce4" office:value-type="string" calcext:value-type="string">
            <text:p>Conductor Militar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s Habilidades Conducir Vehículo (Ligero) y Conducir Vehículo (Pesado) por nivel cuando se conduzca en combate, hasta un máximo de 2 niveles</text:p>
          </table:table-cell>
          <table:table-cell table:style-name="ce13" office:value-type="string" calcext:value-type="string">
            <text:p>Conducir Vehículo (Ligeros)ANDConducir Vehículo (Pesado)</text:p>
          </table:table-cell>
          <table:table-cell table:style-name="ce14" office:value-type="string" calcext:value-type="string">
            <text:p>Entrenado en Conducir Vehículo (Ligero) y Conducir Vehículo (Pesado). </text:p>
          </table:table-cell>
          <table:table-cell table:style-name="ce14" office:value-type="string" calcext:value-type="string">
            <text:p>conducir vehículo (ligero)ANDconducir vehiculo (pesado)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Conductor Militar’,’Conductor Militar Experimentado’]</text:p>
          </table:table-cell>
          <table:table-cell/>
        </table:table-row>
        <table:table-row table:style-name="ro3">
          <table:table-cell table:style-name="ce3" office:value-type="string" calcext:value-type="string">
            <text:p>Contactos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Contactos proporciona la posibilidad de pedirle 2 veces por partida a un contacto (o a 2 contactos distintos) que le consiga información o que le haga un favor (mientras no sea peligroso) al personaje</text:p>
          </table:table-cell>
          <table:table-cell table:style-name="ce13" table:number-columns-repeated="3"/>
          <table:table-cell table:number-columns-repeated="5"/>
        </table:table-row>
        <table:table-row table:style-name="ro2">
          <table:table-cell table:style-name="ce4" office:value-type="string" calcext:value-type="string">
            <text:p>Curación Rápida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El personaje realiza las tiradas de Curación Natural en la mitad de tiempo.</text:p>
          </table:table-cell>
          <table:table-cell table:style-name="ce14"/>
          <table:table-cell table:style-name="ce14" office:value-type="string" calcext:value-type="string">
            <text:p>Tener la Habilidad Vigor a +3 o más.</text:p>
          </table:table-cell>
          <table:table-cell table:style-name="ce14" office:value-type="string" calcext:value-type="string">
            <text:p>vigor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envainado Rápido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Permite desenvainar espadas por 1 AC</text:p>
          </table:table-cell>
          <table:table-cell table:style-name="ce13"/>
          <table:table-cell table:style-name="ce13" office:value-type="string" calcext:value-type="string">
            <text:p>Tener Armas Cuerpo a Cuerpo o Armas a 1 Mano a 3+ o más</text:p>
          </table:table-cell>
          <table:table-cell table:style-name="ce13" office:value-type="string" calcext:value-type="string">
            <text:p>armas a cuerpo a cuerpoORarmas a 1 mano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etective Privad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 Habilidad Atención cuando investigue algo que tenga que ver con una “investigación activa”. Se puede adquirir 3 veces, añadiendo una “investigación activa” cada vez</text:p>
          </table:table-cell>
          <table:table-cell table:style-name="ce14"/>
          <table:table-cell table:style-name="ce14" office:value-type="string" calcext:value-type="string">
            <text:p>Tener la Habilidad Atención a +3 o más</text:p>
          </table:table-cell>
          <table:table-cell table:style-name="ce14"/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ctorado en Antropologí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Antropología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onocimiento (Antropología) a +3 o más</text:p>
          </table:table-cell>
          <table:table-cell table:style-name="ce13" office:value-type="string" calcext:value-type="string">
            <text:p>atención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Arte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Arte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onocimiento (Arte) a +3 o más</text:p>
          </table:table-cell>
          <table:table-cell table:style-name="ce14" office:value-type="string" calcext:value-type="string">
            <text:p>conocimiento (arte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ctorado en Biologí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iencia (Biología)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iencia (Biología) a +3 o más</text:p>
          </table:table-cell>
          <table:table-cell table:style-name="ce13" office:value-type="string" calcext:value-type="string">
            <text:p>ciencia (bi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octorado en Fís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Física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iencia (Física) a +3 o más</text:p>
          </table:table-cell>
          <table:table-cell table:style-name="ce14" office:value-type="string" calcext:value-type="string">
            <text:p>ciencia (fís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ctorado en Forense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iencia (Forense)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iencia (Forense) a +3 o más</text:p>
          </table:table-cell>
          <table:table-cell table:style-name="ce13" office:value-type="string" calcext:value-type="string">
            <text:p>ciencia (forense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Gené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Genética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iencia (Genética) a +3 o más</text:p>
          </table:table-cell>
          <table:table-cell table:style-name="ce14" office:value-type="string" calcext:value-type="string">
            <text:p>ciencia (genét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Doctorado en </text:p>
            <text:p>Geografí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onocimiento (Geografía)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onocimiento (Geografía) a +3 o más</text:p>
          </table:table-cell>
          <table:table-cell table:style-name="ce13" office:value-type="string" calcext:value-type="string">
            <text:p>conocimiento (geograf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Ge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Geología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iencia (Geología) a +3 o más</text:p>
          </table:table-cell>
          <table:table-cell table:style-name="ce14" office:value-type="string" calcext:value-type="string">
            <text:p>ciencia (ge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ctorado en Histori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Historia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onocimiento (Historia) a +3 o más</text:p>
          </table:table-cell>
          <table:table-cell table:style-name="ce13" office:value-type="string" calcext:value-type="string">
            <text:p>conocimiento (histori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Doctorado en </text:p>
            <text:p>Informá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Informática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iencia (Informática) a +3 o más</text:p>
          </table:table-cell>
          <table:table-cell table:style-name="ce14" office:value-type="string" calcext:value-type="string">
            <text:p>ciencia (informát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Doctorado en </text:p>
            <text:p>Ingenierí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iencia (Ingeniería)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iencia (Ingeniería) a +3 o más</text:p>
          </table:table-cell>
          <table:table-cell table:style-name="ce13" office:value-type="string" calcext:value-type="string">
            <text:p>ciencia (ingenier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Leye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Leyes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onocimiento (Leyes) a +3 o más</text:p>
          </table:table-cell>
          <table:table-cell table:style-name="ce14" office:value-type="string" calcext:value-type="string">
            <text:p>conocimiento (leyes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Doctorado en </text:p>
            <text:p>Lingüístic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onocimiento (Lingüística)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onocimiento (Lingüística) a +3 o más</text:p>
          </table:table-cell>
          <table:table-cell table:style-name="ce13" office:value-type="string" calcext:value-type="string">
            <text:p>conocimiento (lingüíst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Doctorado en </text:p>
            <text:p>Matemática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Matemáticas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iencia (Matemáticas) a +3 o más</text:p>
          </table:table-cell>
          <table:table-cell table:style-name="ce14" office:value-type="string" calcext:value-type="string">
            <text:p>ciencia (matemáticas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Doctorado en </text:p>
            <text:p>Medicin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iencia (Medicina)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iencia (Medicina) a +3 o más</text:p>
          </table:table-cell>
          <table:table-cell table:style-name="ce13" office:value-type="string" calcext:value-type="string">
            <text:p>ciencia (medicin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Doctorado en </text:p>
            <text:p>Psic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Psicología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onocimiento (Psicología) a +3 o más</text:p>
          </table:table-cell>
          <table:table-cell table:style-name="ce14" office:value-type="string" calcext:value-type="string">
            <text:p>conocimiento (psic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ctorado en Químic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iencia (Química)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iencia (Química) a +3 o más</text:p>
          </table:table-cell>
          <table:table-cell table:style-name="ce13" office:value-type="string" calcext:value-type="string">
            <text:p>ciencia (quím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Robó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Robótica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iencia (Robótica) a +3 o más</text:p>
          </table:table-cell>
          <table:table-cell table:style-name="ce14" office:value-type="string" calcext:value-type="string">
            <text:p>ciencia (robót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Doctorado en </text:p>
            <text:p>Sociologí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onocimiento (Sociología) en el campo especializado, pudiendo especializarse en tres campos distintos</text:p>
          </table:table-cell>
          <table:table-cell table:style-name="ce13"/>
          <table:table-cell table:style-name="ce13" office:value-type="string" calcext:value-type="string">
            <text:p>Tener la Habilidad Conocimiento (Sociología) a +3 o más</text:p>
          </table:table-cell>
          <table:table-cell table:style-name="ce13" office:value-type="string" calcext:value-type="string">
            <text:p>conocimiento (soci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Doctorado en </text:p>
            <text:p>Xen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Xenología) en el campo especializado, pudiendo especializarse en tres campos distintos</text:p>
          </table:table-cell>
          <table:table-cell table:style-name="ce14"/>
          <table:table-cell table:style-name="ce14" office:value-type="string" calcext:value-type="string">
            <text:p>Tener la Habilidad Ciencia (Xenología) a +3 o más</text:p>
          </table:table-cell>
          <table:table-cell table:style-name="ce14" office:value-type="string" calcext:value-type="string">
            <text:p>ciencia (xen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amorado de Otra Era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Escoge una época o cultura con un NT inferior. No tiene negativos usando objetos de esa cultura y época</text:p>
          </table:table-cell>
          <table:table-cell table:style-name="ce13" table:number-columns-repeated="3"/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Entrenado en Otra Gravedad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Escoge una Gravedad. Ignoras los negativos a Agilidad de dicha Gravedad</text:p>
          </table:table-cell>
          <table:table-cell table:style-name="ce14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Equilibrio Perfecto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o necesita hacer tiradas de Agilidad para mantener el equilibrio siempre que la dificultad sea 13 o inferior</text:p>
          </table:table-cell>
          <table:table-cell table:style-name="ce13"/>
          <table:table-cell table:style-name="ce13" office:value-type="string" calcext:value-type="string">
            <text:p>Tener la Habilidad Agilidad a +3 o más.</text:p>
          </table:table-cell>
          <table:table-cell table:style-name="ce13" office:value-type="string" calcext:value-type="string">
            <text:p>agilidad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Escala (Positiva)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ada +1 de Escala proporciona +1 a Daño cuerpo a cuerpo <text:s/>y +1 a Resistencia al Daño, pero el nivel de dificultad para impactarle (ya sea cuerpo a cuerpo o a distancia) se reduce en uno por cada 2 niveles de Escala</text:p>
          </table:table-cell>
          <table:table-cell table:style-name="ce14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Esquiva Intuitiva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l personaje puede esquivar aunque no le queden AC, pero usando las AC del turno siguiente</text:p>
          </table:table-cell>
          <table:table-cell table:style-name="ce13"/>
          <table:table-cell table:style-name="ce13" office:value-type="string" calcext:value-type="string">
            <text:p>Entrenado en Esquivar</text:p>
          </table:table-cell>
          <table:table-cell table:style-name="ce13" office:value-type="string" calcext:value-type="string">
            <text:p>esquivar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Estrateg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todas las Tiradas de la Habilidad Liderazgo que se hagan para administrar y manejar una nación, poblado e incluso unidad militar, siempre que no se trate de un uso de Liderazgo en combate</text:p>
          </table:table-cell>
          <table:table-cell table:style-name="ce14"/>
          <table:table-cell table:style-name="ce14" office:value-type="string" calcext:value-type="string">
            <text:p>Tener la Habilidad Liderazgo a +3 o más</text:p>
          </table:table-cell>
          <table:table-cell table:style-name="ce14" office:value-type="string" calcext:value-type="string">
            <text:p>liderazgo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6">
          <table:table-cell table:style-name="ce3" office:value-type="string" calcext:value-type="string">
            <text:p>Favores debidos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l adquirir este Talento se obtienen 10 favores para “gastar” a lo largo de las partidas. Los favores pueden permitir acceso a lugares o información a los que de otra forma no se tendría acceso. Incluso pueden hacer que la persona que devuelve el favor se arriesgue por el personaje</text:p>
          </table:table-cell>
          <table:table-cell table:style-name="ce13" table:number-columns-repeated="3"/>
          <table:table-cell table:number-columns-repeated="5"/>
        </table:table-row>
        <table:table-row table:style-name="ro2">
          <table:table-cell table:style-name="ce4" office:value-type="string" calcext:value-type="string">
            <text:p>Furtiv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+1 a las tiradas de la Habilidad Sigilo por nivel cuando se intente esconder, primero de 3 niveles</text:p>
          </table:table-cell>
          <table:table-cell table:style-name="ce14"/>
          <table:table-cell table:style-name="ce14" office:value-type="string" calcext:value-type="string">
            <text:p>Entrenado en Sigilo. </text:p>
          </table:table-cell>
          <table:table-cell table:style-name="ce14" office:value-type="string" calcext:value-type="string">
            <text:p>sigilo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Furtivo’,’Furtivo Experimentado’,’Cazador Nato’]</text:p>
          </table:table-cell>
          <table:table-cell/>
        </table:table-row>
        <table:table-row table:style-name="ro2">
          <table:table-cell table:style-name="ce3" office:value-type="string" calcext:value-type="string">
            <text:p>Gun Fu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ermite desenvainar pistolas por 1 AC y recargarlas por 2 AC</text:p>
          </table:table-cell>
          <table:table-cell table:style-name="ce13"/>
          <table:table-cell table:style-name="ce13" office:value-type="string" calcext:value-type="string">
            <text:p>Tener la Habilidad Armas Cortas o Armas de Pólvora a 3+ o más</text:p>
          </table:table-cell>
          <table:table-cell table:style-name="ce13" office:value-type="string" calcext:value-type="string">
            <text:p>armas cortasORarmas de pólvora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Gun Kata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ermite usar Pistolas o Rifles costando 1 AC menos cada ataque, y da acceso a algunas Maniobras especiales</text:p>
          </table:table-cell>
          <table:table-cell table:style-name="ce14"/>
          <table:table-cell table:style-name="ce14" office:value-type="string" calcext:value-type="string">
            <text:p>Tener la Habilidad Armas Cortas, Armas de Pólvora o Armas Largas a 3+ o más</text:p>
          </table:table-cell>
          <table:table-cell table:style-name="ce13" office:value-type="string" calcext:value-type="string">
            <text:p>armas cortasORarmas de pólvoraORarmas largas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acker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Computadora por nivel cuando intente romper sistemas de seguridad informáticos, hasta un máximo de 3 niveles</text:p>
          </table:table-cell>
          <table:table-cell table:style-name="ce13"/>
          <table:table-cell table:style-name="ce13" office:value-type="string" calcext:value-type="string">
            <text:p>Entrenado en </text:p>
            <text:p>Computadora. </text:p>
          </table:table-cell>
          <table:table-cell table:style-name="ce13" office:value-type="string" calcext:value-type="string">
            <text:p>computadora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Hacker’, ‘Hacker Profesional’, ‘Hacker Experimentado’]</text:p>
          </table:table-cell>
          <table:table-cell/>
        </table:table-row>
        <table:table-row table:style-name="ro3">
          <table:table-cell table:style-name="ce4" office:value-type="string" calcext:value-type="string">
            <text:p>Infatigable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El primer nivel permite ignorar los negativos por estar Aturdido. El segundo nivel permite ignorar los negativos por estar Gravemente Aturdido</text:p>
          </table:table-cell>
          <table:table-cell table:style-name="ce14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‘Infatigable’,’Incansable’]</text:p>
          </table:table-cell>
          <table:table-cell/>
        </table:table-row>
        <table:table-row table:style-name="ro6">
          <table:table-cell table:style-name="ce3" office:value-type="string" calcext:value-type="string">
            <text:p>Investigador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+1 a la Habilidad Atención (para búsquedas en bibliotecas y búsquedas físicas) y <text:s/>Computadora (para búsquedas informáticas) cuando busque e investigue información relacionada con una Habilidad de Ciencia (Especialidad) o Conocimiento (Especialidad) que se tenga Entrenada</text:p>
          </table:table-cell>
          <table:table-cell table:style-name="ce13"/>
          <table:table-cell table:style-name="ce13" office:value-type="string" calcext:value-type="string">
            <text:p>Entrenado en una Habilidad de Ciencia o Conocimiento, además de Atención. Computadora es requisito si NT 6+</text:p>
          </table:table-cell>
          <table:table-cell table:style-name="ce13" office:value-type="string" calcext:value-type="string">
            <text:p>atenciónANDcomputadora</text:p>
          </table:table-cell>
          <table:table-cell office:value-type="string" calcext:value-type="string">
            <text:p>KNOWLEDGE_COMPUTER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aestría en Arma y Escud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Cuando lleve Arma y Escudo no tiene el -1 para atacar con el Arma.</text:p>
          </table:table-cell>
          <table:table-cell table:style-name="ce14"/>
          <table:table-cell table:style-name="ce14" office:value-type="string" calcext:value-type="string">
            <text:p>Entrenado en habilidad de combate cuerpo a cuerpo</text:p>
          </table:table-cell>
          <table:table-cell table:style-name="ce14" office:value-type="string" calcext:value-type="string">
            <text:p>combate cuerpo a cuerpo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aestro de <text:s text:c="13"/>Esgrima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Permite usar Armas a 1 Mano o Armas Cuerpo a Cuerpo costando 1 AC menos cada ataque, y da acceso a algunas Maniobras especiales</text:p>
          </table:table-cell>
          <table:table-cell table:style-name="ce13"/>
          <table:table-cell table:style-name="ce13" office:value-type="string" calcext:value-type="string">
            <text:p>Tener Habilidad Armas a 1 Mano o Armas Cuerpo a Cuerpo a 3+ o más</text:p>
          </table:table-cell>
          <table:table-cell table:style-name="ce13" office:value-type="string" calcext:value-type="string">
            <text:p>armas a 1 mano o armas cuerpo a cuerpo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aestro del Saber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odas las habilidades de Conocimientos se consideran a 0 cuando se realicen tiradas, y se consideran Entrenadas a tal efecto</text:p>
          </table:table-cell>
          <table:table-cell table:style-name="ce14" table:number-columns-repeated="3"/>
          <table:table-cell table:number-columns-repeated="5"/>
        </table:table-row>
        <table:table-row table:style-name="ro3">
          <table:table-cell table:style-name="ce3" office:value-type="string" calcext:value-type="string">
            <text:p>Manitas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+1 a las tiradas de las Habilidades Electrónica y Mecánica por nivel cuando se utilicen para Reparar, hasta un máximo de 3 niveles</text:p>
          </table:table-cell>
          <table:table-cell table:style-name="ce13"/>
          <table:table-cell table:style-name="ce13" office:value-type="string" calcext:value-type="string">
            <text:p>Entrenado en </text:p>
            <text:p>Electrónica y Mecánica. </text:p>
          </table:table-cell>
          <table:table-cell table:style-name="ce13" office:value-type="string" calcext:value-type="string">
            <text:p>electrónicaANDmecánica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Manitas’,’Reparador’,’Arreglalotodo’]</text:p>
          </table:table-cell>
          <table:table-cell/>
        </table:table-row>
        <table:table-row table:style-name="ro3">
          <table:table-cell table:style-name="ce4" office:value-type="string" calcext:value-type="string">
            <text:p>Memoria Eidética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El personaje tiene una memoria perfecta. Recuerda todo lo que vea y lea durante la partida. Nunca olvida una cara, un nombre, cómo llegar a un sitio, etc.</text:p>
          </table:table-cell>
          <table:table-cell table:style-name="ce14" table:number-columns-repeated="3"/>
          <table:table-cell table:number-columns-repeated="5"/>
        </table:table-row>
        <table:table-row table:style-name="ro7">
          <table:table-cell table:style-name="ce3" office:value-type="string" calcext:value-type="string">
            <text:p>Nativo de NT superior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l personaje proviene de una época o cultura con un NT superior. No tiene negativos usando objetos de esa cultura y época.</text:p>
          </table:table-cell>
          <table:table-cell table:style-name="ce13" table:number-columns-repeated="3"/>
          <table:table-cell table:number-columns-repeated="5"/>
        </table:table-row>
        <table:table-row table:style-name="ro2">
          <table:table-cell table:style-name="ce4" office:value-type="string" calcext:value-type="string">
            <text:p>NT elevado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El personaje está entrenado en el uso de una Habilidad con un NT superior al de su propia sociedad o cultura.</text:p>
          </table:table-cell>
          <table:table-cell table:style-name="ce14" table:number-columns-repeated="3"/>
          <table:table-cell table:number-columns-repeated="5"/>
        </table:table-row>
        <table:table-row table:style-name="ro3">
          <table:table-cell table:style-name="ce3" office:value-type="string" calcext:value-type="string">
            <text:p>Orientación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por nivel (hasta un máximo de 3) a cualquier tirada de Navegación que haga para saber dónde se encuentra, aunque no tenga referencias claras</text:p>
          </table:table-cell>
          <table:table-cell table:style-name="ce13"/>
          <table:table-cell table:style-name="ce13" office:value-type="string" calcext:value-type="string">
            <text:p>Entrenado en </text:p>
            <text:p>Navegación. </text:p>
          </table:table-cell>
          <table:table-cell table:style-name="ce13" office:value-type="string" calcext:value-type="string">
            <text:p>navegación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Orientación’,’Guía Innato’,’Orientación Perfecta’]</text:p>
          </table:table-cell>
          <table:table-cell/>
        </table:table-row>
        <table:table-row table:style-name="ro3">
          <table:table-cell table:style-name="ce4" office:value-type="string" calcext:value-type="string">
            <text:p>Piloto de Combate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s Habilidades Pilotar (Aeronaves) y Pilotar (Astronaves) por nivel cuando se pilote en combate, hasta un máximo de 2 niveles</text:p>
          </table:table-cell>
          <table:table-cell table:style-name="ce14"/>
          <table:table-cell table:style-name="ce14" office:value-type="string" calcext:value-type="string">
            <text:p>Entrenado en Pilotar (Aeronaves) y Pilotar (Astronaves). </text:p>
          </table:table-cell>
          <table:table-cell table:style-name="ce14" office:value-type="string" calcext:value-type="string">
            <text:p>pilotar (aeronaves)ANDpilotar (astronaves)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Piloto de Combate’,’Piloto de Combate Experimentado’]</text:p>
          </table:table-cell>
          <table:table-cell/>
        </table:table-row>
        <table:table-row table:style-name="ro3">
          <table:table-cell table:style-name="ce3" office:value-type="string" calcext:value-type="string">
            <text:p>Piloto de Pruebas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tiradas de Habilidad Pilotar (Aeronaves) por nivel pilotando aviones experimentales o supersónicos, hasta un máximo de 3 niveles</text:p>
          </table:table-cell>
          <table:table-cell table:style-name="ce13"/>
          <table:table-cell table:style-name="ce13" office:value-type="string" calcext:value-type="string">
            <text:p>Entrenado en Pilotar (Aeronaves). </text:p>
          </table:table-cell>
          <table:table-cell table:style-name="ce13" office:value-type="string" calcext:value-type="string">
            <text:p>pilotar (aeronaves)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Piloto de Pruebas’,’Piloto de Pruebas Entrenado’,’Piloto de Pruebas Experimentado’]</text:p>
          </table:table-cell>
          <table:table-cell/>
        </table:table-row>
        <table:table-row table:style-name="ro2">
          <table:table-cell table:style-name="ce4" office:value-type="string" calcext:value-type="string">
            <text:p>Psicoanalista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+1 a cualquier tirada de Conocimiento (Psicología) que haga para hacer perder a otras personas Puntos de Estrés o Locura</text:p>
          </table:table-cell>
          <table:table-cell table:style-name="ce14"/>
          <table:table-cell table:style-name="ce14" office:value-type="string" calcext:value-type="string">
            <text:p>Tener la Habilidad Conocimiento (Psicología) a +3 o más y estar Entrenado en Averiguar Intenciones y Persuadir</text:p>
          </table:table-cell>
          <table:table-cell table:style-name="ce14" office:value-type="string" calcext:value-type="string">
            <text:p>conocimiento (psicología)ANDaveriguar intenciones</text:p>
          </table:table-cell>
          <table:table-cell office:value-type="string" calcext:value-type="string">
            <text:p>MORE_THAN_3_TRAINNING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ntería Zen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l personaje puede moverse en el mismo turno en el que apunta, siempre que tenga AC disponibles</text:p>
          </table:table-cell>
          <table:table-cell table:style-name="ce13"/>
          <table:table-cell table:style-name="ce16" office:value-type="string" calcext:value-type="string">
            <text:p>Entrenado en Habilidad de ataque a distancia</text:p>
          </table:table-cell>
          <table:table-cell table:style-name="ce16"/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Puños de Acero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Daño por nivel con puñetazos, hasta un máximo de 3 niveles en cada uno</text:p>
          </table:table-cell>
          <table:table-cell table:style-name="ce14"/>
          <table:table-cell table:style-name="ce14" office:value-type="string" calcext:value-type="string">
            <text:p>Entrenado en Pelea. </text:p>
          </table:table-cell>
          <table:table-cell table:style-name="ce14" office:value-type="string" calcext:value-type="string">
            <text:p>pelea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Puños de Hierro’,‘Puños de Acero’,’Puños de Diamante’]</text:p>
          </table:table-cell>
          <table:table-cell/>
        </table:table-row>
        <table:table-row table:style-name="ro2">
          <table:table-cell table:style-name="ce4" office:value-type="string" calcext:value-type="string">
            <text:p>Pies <text:s/>de Acero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Daño por nivel con patadas, hasta un máximo de 3 niveles en cada uno</text:p>
          </table:table-cell>
          <table:table-cell table:style-name="ce14"/>
          <table:table-cell table:style-name="ce14" office:value-type="string" calcext:value-type="string">
            <text:p>Entrenado en Pelea. </text:p>
          </table:table-cell>
          <table:table-cell table:style-name="ce14" office:value-type="string" calcext:value-type="string">
            <text:p>pelea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Pies de Hierro’,‘Pies de Acero’,’Pies de Diamante’]</text:p>
          </table:table-cell>
          <table:table-cell/>
        </table:table-row>
        <table:table-row table:style-name="ro8">
          <table:table-cell table:style-name="ce3" office:value-type="string" calcext:value-type="string">
            <text:p>Rango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Cada nivel es un rango superior en una organización militar, para-militar o policial. El Coste del Talento depende del nivel que se quiera adquirir: Cuesta 3 Puntos de Desarrollo de Rango 1 a Rango 3. Cuesta 5 Puntos de Desarrollo de Rango 4 a Rango 6. Cuesta 7 Puntos de Desarrollo de Rango 7 a Rango 10.</text:p>
          </table:table-cell>
          <table:table-cell table:style-name="ce13"/>
          <table:table-cell table:style-name="ce13" office:value-type="string" calcext:value-type="string">
            <text:p>Según Rango</text:p>
          </table:table-cell>
          <table:table-cell table:style-name="ce13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Rapidez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+3 AC por nivel, hasta un máximo de 2 niveles</text:p>
          </table:table-cell>
          <table:table-cell table:style-name="ce14"/>
          <table:table-cell table:style-name="ce14" office:value-type="string" calcext:value-type="string">
            <text:p>Entrenado en Agilidad y Atención. </text:p>
          </table:table-cell>
          <table:table-cell table:style-name="ce14"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Rapidez’, ‘Extremadamente Rápido’]</text:p>
          </table:table-cell>
          <table:table-cell/>
        </table:table-row>
        <table:table-row table:style-name="ro2">
          <table:table-cell table:style-name="ce3" office:value-type="string" calcext:value-type="string">
            <text:p>Reflejos Rápidos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+1 INI por nivel, hasta un máximo de 3 niveles</text:p>
          </table:table-cell>
          <table:table-cell table:style-name="ce13"/>
          <table:table-cell table:style-name="ce13" office:value-type="string" calcext:value-type="string">
            <text:p>Entrenado en Agilidad y Atención. </text:p>
          </table:table-cell>
          <table:table-cell table:style-name="ce14"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Reflejos Rápidos’,’Reflejos Extremadamente Rápidos’,’Reflejos Innatos’]</text:p>
          </table:table-cell>
          <table:table-cell/>
        </table:table-row>
        <table:table-row table:style-name="ro2">
          <table:table-cell table:style-name="ce4" office:value-type="string" calcext:value-type="string">
            <text:p>Resistencia al Daño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Resistencia al Daño (RD) por nivel, hasta un máximo de 3 niveles</text:p>
          </table:table-cell>
          <table:table-cell table:style-name="ce14"/>
          <table:table-cell table:style-name="ce14" office:value-type="string" calcext:value-type="string">
            <text:p>Entrenado en Vigor. </text:p>
          </table:table-cell>
          <table:table-cell table:style-name="ce14" office:value-type="string" calcext:value-type="string">
            <text:p>vigor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Resistencia al Daño 1’,’Resistencia al Daño 2’,’Resistencia al Daño 3’]</text:p>
          </table:table-cell>
          <table:table-cell/>
        </table:table-row>
        <table:table-row table:style-name="ro3">
          <table:table-cell table:style-name="ce3" office:value-type="string" calcext:value-type="string">
            <text:p>Rico y Poderoso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l personaje tiene más dinero inicial, y una vez por partida puede pedirle un favor (caro o difícil, pero nunca peligroso o inviable políticamente) a uno de sus amigos en las altas esferas</text:p>
          </table:table-cell>
          <table:table-cell table:style-name="ce13" table:number-columns-repeated="3"/>
          <table:table-cell table:number-columns-repeated="5"/>
        </table:table-row>
        <table:table-row table:style-name="ro3">
          <table:table-cell table:style-name="ce4" office:value-type="string" calcext:value-type="string">
            <text:p>Seductor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 Habilidad Persuadir cuando se intente seducir si el objetivo de la seducción se siente atraído por las personas del sexo del personaje Seductor</text:p>
          </table:table-cell>
          <table:table-cell table:style-name="ce14"/>
          <table:table-cell table:style-name="ce14" office:value-type="string" calcext:value-type="string">
            <text:p>Entrenado en Persuadir</text:p>
          </table:table-cell>
          <table:table-cell table:style-name="ce14" office:value-type="string" calcext:value-type="string">
            <text:p>persuadir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Sentidos Agudos(Vista)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<text:s/>Por cada nivel se obtiene un +1 a las tiradas de Atención en las que ese sentido afecte. Se puede adquirir para varios sentidos, pudiendo adquirir 2 niveles para cada sentido</text:p>
          </table:table-cell>
          <table:table-cell table:style-name="ce13"/>
          <table:table-cell table:style-name="ce13" office:value-type="string" calcext:value-type="string">
            <text:p>Entrenado en Atención. </text:p>
          </table:table-cell>
          <table:table-cell table:style-name="ce13" office:value-type="string" calcext:value-type="string">
            <text:p>atención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Sentidos Agudos(Vista) 1’,’Sentidos Agudos(Vista) 2’]</text:p>
          </table:table-cell>
          <table:table-cell/>
        </table:table-row>
        <table:table-row table:style-name="ro4">
          <table:table-cell table:style-name="ce3" office:value-type="string" calcext:value-type="string">
            <text:p>Sentidos Agudos(Oído)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or cada nivel se obtiene un +1 a las tiradas de Atención en las que ese sentido afecte. Se puede adquirir para varios sentidos, pudiendo adquirir 2 niveles para cada sentido</text:p>
          </table:table-cell>
          <table:table-cell table:style-name="ce13"/>
          <table:table-cell table:style-name="ce13" office:value-type="string" calcext:value-type="string">
            <text:p>Entrenado en Atención. </text:p>
          </table:table-cell>
          <table:table-cell table:style-name="ce13" office:value-type="string" calcext:value-type="string">
            <text:p>atención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Sentidos Agudos(Oído) 1’ ,’Sentidos Agudos(Oído) 2’]</text:p>
          </table:table-cell>
          <table:table-cell/>
        </table:table-row>
        <table:table-row table:style-name="ro3">
          <table:table-cell table:style-name="ce3" office:value-type="string" calcext:value-type="string">
            <text:p>Sentidos Agudos(Olfato)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<text:s/>Por cada nivel se obtiene un +1 a las tiradas de Atención en las que ese sentido afecte. Se puede adquirir para varios sentidos, pudiendo adquirir 2 niveles para cada sentido</text:p>
          </table:table-cell>
          <table:table-cell table:style-name="ce13"/>
          <table:table-cell table:style-name="ce13" office:value-type="string" calcext:value-type="string">
            <text:p>Entrenado en Atención. </text:p>
          </table:table-cell>
          <table:table-cell table:style-name="ce13" office:value-type="string" calcext:value-type="string">
            <text:p>atención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Sentidos Agudos(Olfato) 1’ ,’Sentidos Agudos(Olfato) 2’]</text:p>
          </table:table-cell>
          <table:table-cell/>
        </table:table-row>
        <table:table-row table:style-name="ro3">
          <table:table-cell table:style-name="ce4" office:value-type="string" calcext:value-type="string">
            <text:p>Sentir el Peligr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Cuando el personaje con este Talento esté bajo un peligro inminente el DJ hará una tirada de Atención por ese personaje, y con un resultado 13 o más le avisará</text:p>
          </table:table-cell>
          <table:table-cell table:style-name="ce14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Sigiloso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+1 a las tiradas de la Habilidad Sigilo por nivel cuando se intente mover en silencio, hasta un máximo de 3 niveles</text:p>
          </table:table-cell>
          <table:table-cell table:style-name="ce13"/>
          <table:table-cell table:style-name="ce13" office:value-type="string" calcext:value-type="string">
            <text:p>Entrenado en Sigilo. </text:p>
          </table:table-cell>
          <table:table-cell table:style-name="ce13" office:value-type="string" calcext:value-type="string">
            <text:p>sigilo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‘Silencioso,’Sigiloso’,’Acechador Nato’]</text:p>
          </table:table-cell>
          <table:table-cell/>
        </table:table-row>
        <table:table-row table:style-name="ro2">
          <table:table-cell table:style-name="ce4" office:value-type="string" calcext:value-type="string">
            <text:p>Sin Mied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2 a las Tiradas de Estrés y Locura</text:p>
          </table:table-cell>
          <table:table-cell table:style-name="ce14"/>
          <table:table-cell table:style-name="ce14" office:value-type="string" calcext:value-type="string">
            <text:p>Entrenado en Voluntad</text:p>
          </table:table-cell>
          <table:table-cell table:style-name="ce14" office:value-type="string" calcext:value-type="string">
            <text:p>voluntad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viviente (Entorno)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scoge un Entorno. +1 a las tiradas de Supervivencia realizadas en ese entorno</text:p>
          </table:table-cell>
          <table:table-cell table:style-name="ce13"/>
          <table:table-cell table:style-name="ce13" office:value-type="string" calcext:value-type="string">
            <text:p>Tener la Habilidad Supervivencia a +3 o más.</text:p>
          </table:table-cell>
          <table:table-cell table:style-name="ce13" office:value-type="string" calcext:value-type="string">
            <text:p>supervivencia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áctic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todas las Tiradas de Liderazgo que haga cuando se encuentre en combate liderando sus tropas</text:p>
          </table:table-cell>
          <table:table-cell table:style-name="ce14"/>
          <table:table-cell table:style-name="ce14" office:value-type="string" calcext:value-type="string">
            <text:p>Entrenado en Liderazgo</text:p>
          </table:table-cell>
          <table:table-cell table:style-name="ce14" office:value-type="string" calcext:value-type="string">
            <text:p>liderazgo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ólogo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+1 a las tiradas de la Habilidad Teología en la religión escogida, pudiendo especializarse en tres religiones distintas</text:p>
          </table:table-cell>
          <table:table-cell table:style-name="ce13"/>
          <table:table-cell table:style-name="ce13" office:value-type="string" calcext:value-type="string">
            <text:p>Tener la Habilidad Conocimiento (Teología) a +3 o más</text:p>
          </table:table-cell>
          <table:table-cell table:style-name="ce13" office:value-type="string" calcext:value-type="string">
            <text:p>conocimiento (te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olerancia al Dolor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El primer nivel permite ignorar los negativos por estar Herido. El segundo nivel permite ignorar los negativos por estar Gravemente Herido</text:p>
          </table:table-cell>
          <table:table-cell table:style-name="ce14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‘Tolerancia al Dolor’,’Resistencia al Dolor’]</text:p>
          </table:table-cell>
          <table:table-cell/>
        </table:table-row>
        <table:table-row table:style-name="ro2">
          <table:table-cell table:style-name="ce3" office:value-type="string" calcext:value-type="string">
            <text:p>Torturador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+1 a las tiradas de las Habilidades Intimidar cuando se use la violencia para extraer información</text:p>
          </table:table-cell>
          <table:table-cell table:style-name="ce13"/>
          <table:table-cell table:style-name="ce13" office:value-type="string" calcext:value-type="string">
            <text:p>Entrenado en Intimidar </text:p>
          </table:table-cell>
          <table:table-cell table:style-name="ce13" office:value-type="string" calcext:value-type="string">
            <text:p>intimidar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Veloz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MOV por nivel, hasta un máximo de 2 niveles</text:p>
          </table:table-cell>
          <table:table-cell table:style-name="ce14"/>
          <table:table-cell table:style-name="ce14" office:value-type="string" calcext:value-type="string">
            <text:p>Entrenado en Agilidad y Atención.</text:p>
          </table:table-cell>
          <table:table-cell table:style-name="ce14"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Veloz’,’Extremadamente Veloz’]</text:p>
          </table:table-cell>
          <table:table-cell/>
        </table:table-row>
        <table:table-row table:style-name="ro3">
          <table:table-cell table:style-name="ce3" office:value-type="string" calcext:value-type="string">
            <text:p>Veterano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Todas las habilidades que se tengan a No entrenado se consideran a 0 cuando se realicen tiradas, y se consideran Entrenadas a tal efecto</text:p>
          </table:table-cell>
          <table:table-cell table:style-name="ce13" table:number-columns-repeated="3"/>
          <table:table-cell table:number-columns-repeated="5"/>
        </table:table-row>
        <table:table-row table:style-name="ro2">
          <table:table-cell table:style-name="ce4" office:value-type="string" calcext:value-type="string">
            <text:p>Voluntad de Hierr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Voluntad (que no sean Tiradas de Estrés, Locura o Corrupción) por nivel, hasta un máximo de 3 niveles</text:p>
          </table:table-cell>
          <table:table-cell table:style-name="ce14"/>
          <table:table-cell table:style-name="ce14" office:value-type="string" calcext:value-type="string">
            <text:p>Entrenado en Voluntad. </text:p>
          </table:table-cell>
          <table:table-cell table:style-name="ce14" office:value-type="string" calcext:value-type="string">
            <text:p>voluntad</text:p>
          </table:table-cell>
          <table:table-cell office:value-type="string" calcext:value-type="string">
            <text:p>TRAIN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‘Voluntad de Hierro’,’Voluntad de Acero’, ‘Voluntad Inquebrantable’]</text:p>
          </table:table-cell>
          <table:table-cell/>
        </table:table-row>
        <table:table-row table:style-name="ro2" table:number-rows-repeated="104849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1:07:32.764728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11:05:14.080246571</dc:date>
    <meta:editing-duration>PT2H21M31S</meta:editing-duration>
    <meta:editing-cycles>19</meta:editing-cycles>
    <meta:generator>LibreOffice/5.1.6.2$Linux_X86_64 LibreOffice_project/10m0$Build-2</meta:generator>
    <meta:document-statistic meta:table-count="1" meta:cell-count="501" meta:object-count="0"/>
  </office:meta>
</office:document-meta>
</file>